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2C513450D3CBE147463.png" manifest:media-type="image/png"/>
  <manifest:file-entry manifest:full-path="Pictures/10000201000001B5000002C52F5B5E54E1E72D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bf71" officeooo:paragraph-rsid="0009bf71"/>
    </style:style>
    <style:style style:name="P2" style:family="paragraph" style:parent-style-name="Standard">
      <style:paragraph-properties fo:break-before="page"/>
      <style:text-properties officeooo:rsid="0009bf71" officeooo:paragraph-rsid="0009bf7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ku</text:p>
      <text:p text:style-name="P1"/>
      <text:p text:style-name="P1"><draw:frame draw:style-name="fr1" draw:name="Image1" text:anchor-type="paragraph" svg:width="4.552in" svg:height="7.3854in" draw:z-index="0"><draw:image xlink:href="Pictures/10000201000001B5000002C52F5B5E54E1E72D07.png" xlink:type="simple" xlink:show="embed" xlink:actuate="onLoad"/></draw:frame></text:p>
      <text:p text:style-name="P2"><draw:frame draw:style-name="fr1" draw:name="Image2" text:anchor-type="paragraph" svg:width="4.552in" svg:height="7.3854in" draw:z-index="1"><draw:image xlink:href="Pictures/10000201000001B5000002C513450D3CBE1474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57:43.726534073</meta:creation-date>
    <dc:date>2016-08-06T14:58:48.498264241</dc:date>
    <meta:editing-duration>PT1M4S</meta:editing-duration>
    <meta:editing-cycles>2</meta:editing-cycles>
    <meta:generator>LibreOffice/5.1.5.2$Linux_X86_64 LibreOffice_project/10$Build-2</meta:generator>
    <meta:document-statistic meta:table-count="0" meta:image-count="2" meta:object-count="0" meta:page-count="2" meta:paragraph-count="1" meta:word-count="1" meta:character-count="6" meta:non-whitespace-character-count="6"/>
  </office:meta>
</office:document-meta>
</file>